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C000000BD0D14DBAD5C5CAC27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1.817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fo:min-height="1.02cm"/>
      <style:paragraph-properties style:writing-mode="lr-tb"/>
    </style:style>
    <style:style style:name="gr4" style:family="graphic" style:parent-style-name="standard">
      <style:graphic-properties svg:stroke-color="#333333" draw:fill-color="#ffffff" draw:textarea-horizontal-align="justify" draw:textarea-vertical-align="middle" draw:auto-grow-height="false" fo:min-height="0.199cm" fo:min-width="0cm"/>
    </style:style>
    <style:style style:name="gr5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332cm" svg:height="18.999cm" svg:x="2.236cm" svg:y="1.006cm">
          <draw:image xlink:href="Pictures/1000000000000FC000000BD0D14DBAD5C5CAC27F.jpg" xlink:type="simple" xlink:show="embed" xlink:actuate="onLoad" draw:mime-type="image/jpeg">
            <text:p/>
          </draw:image>
        </draw:frame>
        <draw:frame draw:style-name="gr2" draw:text-style-name="P3" xml:id="id1" draw:id="id1" draw:layer="layout" svg:width="3.81cm" svg:height="2.067cm" svg:x="4.245cm" svg:y="13.282cm">
          <draw:text-box>
            <text:p text:style-name="P2"><text:span text:style-name="T1">Down</text:span></text:p>
            <text:p text:style-name="P2"><text:span text:style-name="T1">(J1)</text:span></text:p>
          </draw:text-box>
        </draw:frame>
        <draw:frame draw:style-name="gr2" draw:text-style-name="P3" xml:id="id4" draw:id="id4" draw:layer="layout" svg:width="3.81cm" svg:height="2.067cm" svg:x="21.745cm" svg:y="13.283cm">
          <draw:text-box>
            <text:p text:style-name="P2"><text:span text:style-name="T1">Up</text:span></text:p>
            <text:p text:style-name="P2"><text:span text:style-name="T1">(J3)</text:span></text:p>
          </draw:text-box>
        </draw:frame>
        <draw:frame draw:style-name="gr3" draw:text-style-name="P3" xml:id="id6" draw:id="id6" draw:layer="layout" svg:width="8.255cm" svg:height="1.27cm" svg:x="10.925cm" svg:y="17.892cm">
          <draw:text-box>
            <text:p text:style-name="P2"><text:span text:style-name="T1">Power + Motor Control</text:span></text:p>
          </draw:text-box>
        </draw:frame>
        <draw:custom-shape draw:style-name="gr4" draw:text-style-name="P4" xml:id="id2" draw:id="id2" draw:layer="layout" svg:width="0.635cm" svg:height="0.635cm" svg:x="10.595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0.635cm" svg:height="0.635cm" svg:x="14.695cm" svg:y="1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0.635cm" svg:height="0.635cm" svg:x="18.495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8.055cm" svg:y1="14.315cm" svg:x2="10.595cm" svg:y2="14.335cm" draw:start-shape="id1" draw:start-glue-point="1" draw:end-shape="id2" draw:end-glue-point="6" svg:d="M8055 14315l2540 20" svg:viewBox="0 0 2541 21">
          <text:p/>
        </draw:connector>
        <draw:connector draw:style-name="gr5" draw:text-style-name="P1" draw:layer="layout" draw:type="line" svg:x1="19.13cm" svg:y1="14.335cm" svg:x2="21.745cm" svg:y2="14.316cm" draw:start-shape="id3" draw:start-glue-point="10" draw:end-shape="id4" draw:end-glue-point="3" svg:d="M19130 14335l2615-19" svg:viewBox="0 0 2616 20">
          <text:p/>
        </draw:connector>
        <draw:connector draw:style-name="gr5" draw:text-style-name="P1" draw:layer="layout" draw:type="line" svg:x1="15.013cm" svg:y1="15.552cm" svg:x2="15.052cm" svg:y2="17.892cm" draw:start-shape="id5" draw:start-glue-point="8" draw:end-shape="id6" draw:end-glue-point="0" svg:d="M15013 15552l39 2340" svg:viewBox="0 0 40 234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8T12:06:25.065748607</meta:creation-date>
    <dc:date>2023-05-18T12:24:53.040832891</dc:date>
    <meta:editing-duration>PT16M50S</meta:editing-duration>
    <meta:editing-cycles>7</meta:editing-cycles>
    <meta:generator>LibreOffice/7.3.7.2$Linux_X86_64 LibreOffice_project/30$Build-2</meta:generator>
    <meta:document-statistic meta:object-count="10"/>
  </office:meta>
</office:document-meta>
</file>